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5mm"/>
    </style:style>
    <style:style style:name="co2" style:family="table-column">
      <style:table-column-properties fo:break-before="auto" style:column-width="46.78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0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ostesSyn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er_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idRe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ABBEVILLE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LILLE-LESQUIN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PTE DE LA HAGU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CAEN-CARPIQUET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string" calcext:value-type="string">
            <text:p>ROUEN-BOOS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string" calcext:value-type="string">
            <text:p>REIMS-PRUNAY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string" calcext:value-type="string">
            <text:p>BREST-GUIPAVAS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string" calcext:value-type="string">
            <text:p>PLOUMANAC'H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string" calcext:value-type="string">
            <text:p>RENNES-ST JACQUES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string" calcext:value-type="string">
            <text:p>ALENCON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string" calcext:value-type="string">
            <text:p>ORLY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string" calcext:value-type="string">
            <text:p>TROYES-BARBEREY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string" calcext:value-type="string">
            <text:p>NANCY-OCHEY</text:p>
          </table:table-cell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string" calcext:value-type="string">
            <text:p>STRASBOURG-ENTZHEIM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string" calcext:value-type="string">
            <text:p>BELLE ILE-LE TALUT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NANTES-BOUGUENAIS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string" calcext:value-type="string">
            <text:p>TOURS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string" calcext:value-type="string">
            <text:p>BOURGES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string" calcext:value-type="string">
            <text:p>DIJON-LONGVIC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string" calcext:value-type="string">
            <text:p>BALE-MULHOUSE</text:p>
          </table:table-cell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string" calcext:value-type="string">
            <text:p>PTE DE CHASSIRO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string" calcext:value-type="string">
            <text:p>POITIERS-BIARD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string" calcext:value-type="string">
            <text:p>LIMOGES-BELLEGARDE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string" calcext:value-type="string">
            <text:p>CLERMONT-FD</text:p>
          </table:table-cell>
          <table:table-cell office:value-type="float" office:value="331" calcext:value-type="float">
            <text:p>3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string" calcext:value-type="string">
            <text:p>LE PUY-LOUDES</text:p>
          </table:table-cell>
          <table:table-cell office:value-type="float" office:value="833" calcext:value-type="float">
            <text:p>8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string" calcext:value-type="string">
            <text:p>LYON-ST EXUPERY</text:p>
          </table:table-cell>
          <table:table-cell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string" calcext:value-type="string">
            <text:p>BORDEAUX-MERIGNAC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string" calcext:value-type="string">
            <text:p>GOURDON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MILLAU</text:p>
          </table:table-cell>
          <table:table-cell office:value-type="float" office:value="712" calcext:value-type="float">
            <text:p>7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string" calcext:value-type="string">
            <text:p>MONTELIMAR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string" calcext:value-type="string">
            <text:p>EMBRUN</text:p>
          </table:table-cell>
          <table:table-cell office:value-type="float" office:value="871" calcext:value-type="float">
            <text:p>8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string" calcext:value-type="string">
            <text:p>MONT-DE-MARSAN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TARBES-OSSUN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string" calcext:value-type="string">
            <text:p>ST GIRONS</text:p>
          </table:table-cell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TOULOUSE-BLAGNAC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MONTPELLI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MARIGNANE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CAP CEPET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string" calcext:value-type="string">
            <text:p>NIC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string" calcext:value-type="string">
            <text:p>PERPIGNAN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string" calcext:value-type="string">
            <text:p>AJACCIO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string" calcext:value-type="string">
            <text:p>BASTIA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968" calcext:value-type="float">
            <text:p>61968</text:p>
          </table:table-cell>
          <table:table-cell office:value-type="string" calcext:value-type="string">
            <text:p>GLORIEUS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970" calcext:value-type="float">
            <text:p>61970</text:p>
          </table:table-cell>
          <table:table-cell office:value-type="string" calcext:value-type="string">
            <text:p>JUAN DE NOV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972" calcext:value-type="float">
            <text:p>61972</text:p>
          </table:table-cell>
          <table:table-cell office:value-type="string" calcext:value-type="string">
            <text:p>EUROPA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976" calcext:value-type="float">
            <text:p>61976</text:p>
          </table:table-cell>
          <table:table-cell office:value-type="string" calcext:value-type="string">
            <text:p>TROMELIN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980" calcext:value-type="float">
            <text:p>61980</text:p>
          </table:table-cell>
          <table:table-cell office:value-type="string" calcext:value-type="string">
            <text:p>GILLOT-AEROPOR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996" calcext:value-type="float">
            <text:p>61996</text:p>
          </table:table-cell>
          <table:table-cell office:value-type="string" calcext:value-type="string">
            <text:p>NOUVELLE AMSTERDAM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997" calcext:value-type="float">
            <text:p>61997</text:p>
          </table:table-cell>
          <table:table-cell office:value-type="string" calcext:value-type="string">
            <text:p>CROZET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998" calcext:value-type="float">
            <text:p>61998</text:p>
          </table:table-cell>
          <table:table-cell office:value-type="string" calcext:value-type="string">
            <text:p>KERGUELEN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005" calcext:value-type="float">
            <text:p>67005</text:p>
          </table:table-cell>
          <table:table-cell office:value-type="string" calcext:value-type="string">
            <text:p>PAMANDZI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805" calcext:value-type="float">
            <text:p>71805</text:p>
          </table:table-cell>
          <table:table-cell office:value-type="string" calcext:value-type="string">
            <text:p>ST-PIERRE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890" calcext:value-type="float">
            <text:p>78890</text:p>
          </table:table-cell>
          <table:table-cell office:value-type="string" calcext:value-type="string">
            <text:p>LA DESIRADE METE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94" calcext:value-type="float">
            <text:p>78894</text:p>
          </table:table-cell>
          <table:table-cell office:value-type="string" calcext:value-type="string">
            <text:p>ST-BARTHELEMY METEO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897" calcext:value-type="float">
            <text:p>78897</text:p>
          </table:table-cell>
          <table:table-cell office:value-type="string" calcext:value-type="string">
            <text:p>LE RAIZET AE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22" calcext:value-type="float">
            <text:p>78922</text:p>
          </table:table-cell>
          <table:table-cell office:value-type="string" calcext:value-type="string">
            <text:p>TRINITE-CARAVEL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925" calcext:value-type="float">
            <text:p>78925</text:p>
          </table:table-cell>
          <table:table-cell office:value-type="string" calcext:value-type="string">
            <text:p>LAMENTIN-AE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01" calcext:value-type="float">
            <text:p>81401</text:p>
          </table:table-cell>
          <table:table-cell office:value-type="string" calcext:value-type="string">
            <text:p>SAINT LAUREN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05" calcext:value-type="float">
            <text:p>81405</text:p>
          </table:table-cell>
          <table:table-cell office:value-type="string" calcext:value-type="string">
            <text:p>CAYENNE-MATOU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408" calcext:value-type="float">
            <text:p>81408</text:p>
          </table:table-cell>
          <table:table-cell office:value-type="string" calcext:value-type="string">
            <text:p>SAINT GEORG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415" calcext:value-type="float">
            <text:p>81415</text:p>
          </table:table-cell>
          <table:table-cell office:value-type="string" calcext:value-type="string">
            <text:p>MARIPASOULA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642" calcext:value-type="float">
            <text:p>89642</text:p>
          </table:table-cell>
          <table:table-cell office:value-type="string" calcext:value-type="string">
            <text:p>DUMONT D'URVILLE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2" meta:object-count="0"/>
    <meta:generator>LibreOffice/5.2.7.2$Windows_x86 LibreOffice_project/2b7f1e640c46ceb28adf43ee075a6e8b8439ed10</meta:generator>
  </office:meta>
</office:document-meta>
</file>